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6/01/2005 thru 10/24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10/24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10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oftware Engineer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gnizant</text:p>
          </table:table-cell>
          <table:table-cell office:value-type="string" calcext:value-type="string">
            <text:p>Embedded Firm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Senior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, IoT/Embedded (Remote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enior Software Engineer C++ (Perception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eegrid</text:p>
          </table:table-cell>
          <table:table-cell office:value-type="string" calcext:value-type="string">
            <text:p>Software Engineer C++ (Remote or Pittsburgh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oftware Technology Group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nn Group LLC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enior Software Engineer 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ngineering Resource Group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Exyn Technologies</text:p>
          </table:table-cell>
          <table:table-cell office:value-type="string" calcext:value-type="string">
            <text:p>Senior Software Engineer, C++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3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tone Networks</text:p>
          </table:table-cell>
          <table:table-cell office:value-type="string" calcext:value-type="string">
            <text:p>C++ hard co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Embedded Linux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Transition an Embedded Control System From Pyth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he Principal TAG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strics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Eminence Consulting Service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uv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3 USA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EVITABLE ENTERPRISE</text:p>
          </table:table-cell>
          <table:table-cell office:value-type="string" calcext:value-type="string">
            <text:p>Trading Systems Developer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Firmware Engineer III - Remot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ssion Secure</text:p>
          </table:table-cell>
          <table:table-cell office:value-type="string" calcext:value-type="string">
            <text:p>Senior 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per Companies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Embedded Firmware Engineer Medical Device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Embedded Software Engineers Needed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plied Thought Auditors &amp; Consultants Inc.</text:p>
          </table:table-cell>
          <table:table-cell office:value-type="string" calcext:value-type="string">
            <text:p>C++ and Datacom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IncubeHub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eople Force Consulting Inc.</text:p>
          </table:table-cell>
          <table:table-cell office:value-type="string" calcext:value-type="string">
            <text:p>C++ Developer with strong Linux script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PN Software Services, Inc.</text:p>
          </table:table-cell>
          <table:table-cell office:value-type="string" calcext:value-type="string">
            <text:p>C++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XDuce</text:p>
          </table:table-cell>
          <table:table-cell office:value-type="string" calcext:value-type="string">
            <text:p>C/C++ Contracting as Network Programming (TCP/IP s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2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GIC Cloud Technologies Inc.</text:p>
          </table:table-cell>
          <table:table-cell office:value-type="string" calcext:value-type="string">
            <text:p>IOT C++ Architec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2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olet System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Actalent Services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nrise Systems, Inc.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ubesat python to c++ rasberry p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aicon Consultants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ervorly</text:p>
          </table:table-cell>
          <table:table-cell office:value-type="string" calcext:value-type="string">
            <text:p>C++ developer (OOPS, Multithreading, Concurrency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92"/>
        <table:named-range table:name="HTML_2" table:base-cell-address="$Sheet1.$A$1" table:cell-range-address=".$A$193:.$A$203"/>
        <table:named-range table:name="HTML_all" table:base-cell-address="$Sheet1.$A$1" table:cell-range-address=".$A$1:.$G$203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9" meta:object-count="0"/>
    <meta:generator>LibreOffice/5.1.6.2$Linux_X86_64 LibreOffice_project/10m0$Build-2</meta:generator>
  </office:meta>
</office:document-meta>
</file>